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WW8Num3">
      <style:paragraph-properties fo:line-height="150%"/>
      <style:text-properties fo:font-size="14pt" officeooo:paragraph-rsid="00142b85" style:font-size-asian="14pt" style:font-size-complex="14pt"/>
    </style:style>
    <style:style style:name="P2" style:family="paragraph" style:parent-style-name="Standard" style:list-style-name="WW8Num4">
      <style:paragraph-properties fo:line-height="150%"/>
      <style:text-properties fo:font-size="14pt" officeooo:paragraph-rsid="00142b85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paragraph-rsid="00142b85" style:font-size-asian="14pt" style:font-size-complex="14pt"/>
    </style:style>
    <style:style style:name="P4" style:family="paragraph" style:parent-style-name="Standard" style:list-style-name="">
      <style:paragraph-properties fo:margin-left="0.2417in" fo:margin-right="0in" fo:line-height="150%" fo:text-indent="0in" style:auto-text-indent="false"/>
      <style:text-properties fo:font-size="14pt" officeooo:paragraph-rsid="00142b85" style:font-size-asian="14pt" style:font-size-complex="14pt"/>
    </style:style>
    <style:style style:name="P5" style:family="paragraph" style:parent-style-name="Автор">
      <style:paragraph-properties fo:margin-top="0.1665in" fo:margin-bottom="0.1665in" loext:contextual-spacing="false" fo:line-height="150%"/>
      <style:text-properties fo:font-size="14pt" officeooo:paragraph-rsid="00142b85" style:font-size-asian="14pt" style:font-size-complex="14pt"/>
    </style:style>
    <style:style style:name="P6" style:family="paragraph" style:parent-style-name="Heading_20_1">
      <style:paragraph-properties fo:margin-top="0.1665in" fo:margin-bottom="0.0693in" loext:contextual-spacing="false" fo:line-height="150%">
        <style:tab-stops>
          <style:tab-stop style:position="1.1807in"/>
        </style:tab-stops>
      </style:paragraph-properties>
      <style:text-properties fo:font-size="14pt" officeooo:paragraph-rsid="00142b85" style:font-size-asian="14pt" style:font-size-complex="14pt"/>
    </style:style>
    <style:style style:name="P7" style:family="paragraph" style:parent-style-name="Название_20_доклада" style:master-page-name="Standard">
      <style:paragraph-properties fo:margin-top="0.3335in" fo:margin-bottom="0.0835in" loext:contextual-spacing="false" fo:line-height="150%" style:page-number="auto">
        <style:tab-stops>
          <style:tab-stop style:position="2.1264in" style:type="center"/>
          <style:tab-stop style:position="4.2528in" style:type="right"/>
        </style:tab-stops>
      </style:paragraph-properties>
      <style:text-properties fo:font-size="14pt" officeooo:paragraph-rsid="00142b85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Моделирование глобальной конкуренции отраслевого рынка на базе олигополии Курно<text:tab/></text:p>
      <text:p text:style-name="P5">Е.А. Клёнов,<text:line-break/>аспирант, <text:span text:style-name="T1">eaklenov</text:span>@<text:span text:style-name="T1">gmail</text:span>.<text:span text:style-name="T1">com</text:span><text:line-break/>МАИ, Москва</text:p>
      <text:p text:style-name="P3">В работе исследуется моделирование глобальной конкуренции [1] на базе олигополии Курно. Модель глобальной конкуренции представляет собой набор модификаций классической модели пяти сил конкурентного анализа М.Портера (основные игроки, продукты-заменители, новые игроки, поставщики и потребители), включающий в себя:</text:p>
      <text:list xml:id="list7368070525835646533" text:style-name="WW8Num4">
        <text:list-item>
          <text:p text:style-name="P2">введение новых сил конкурентной борьбы — <text:span text:style-name="T2">комплементоров</text:span>, производящих дополняющую продукцию к основной и <text:span text:style-name="T3">инфлюенторов</text:span>, оказывающих косвенное влияние на конкурентоспособность продукции; </text:p>
        </text:list-item>
        <text:list-item>
          <text:p text:style-name="P2">положение о самоподобии и иерархичности рыночных подсистем;</text:p>
        </text:list-item>
        <text:list-item>
          <text:p text:style-name="P2">методику конкурентного анализа позволяющую анализировать качество и конкурентоспособность продукции на основных этапах жизненного цикла: а) научно-техническом, б) технологическом, в) рыночном.</text:p>
        </text:list-item>
      </text:list>
      <text:p text:style-name="P4"/>
      <text:p text:style-name="P3">Для анализа конкуренции в аэрокосмической отрасли используется теоретико-игровая модель глобальной конкуренции, построенная на основе модели олигополии О.Курно. </text:p>
      <text:p text:style-name="P3">Одним из условий применения данной модели является выпуск конкурентами однородной продукции. В результате, на основе предложенной здесь модели, на отраслевом рынке конкурируют <text:span text:style-name="T3">N=n+m+h</text:span> производителей (основные игроки, продукты-заменители и новые игроки) с известными объемами выпуска продукции.</text:p>
      <text:p text:style-name="P3">Теоретико-игровая модель анализа конкуренции отраслевого рынка, представленная как гиперкомплексная динамическая система, описывает <text:soft-page-break/>поведение интеллектуальных агентов и определяет взаимодействие между парой агентов набором функций, максимизирующих прибыль компании производителя высокотехнологичной продукции и выполняющих операции движения ресурсов по ребрам графа во времени и с учетом издержек. </text:p>
      <text:p text:style-name="P3">Для учета влияния друг на друга интеллектуальных агентов на разных уровнях иерархии модели глобальной конкуренции вводятся иерархические весовые коэффициенты, значения которых определяются с помощью экспертного оценивания.</text:p>
      <text:h text:style-name="P6" text:outline-level="1">Литература</text:h>
      <text:list xml:id="list7223544333496730383" text:style-name="WW8Num3">
        <text:list-item>
          <text:p text:style-name="P1">Клёнов Е.А. Алгоритмы и программное обеспечение конкурентного анализа (на примере объектов аэрокосмической отрасли) // Труды МАИ. 2017. № 96. URL: http://trudymai.ru/published.php?ID=8565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margin-top="0.25in" fo:margin-bottom="0.0835in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style:text-scale="90%" fo:hyphenate="false" fo:hyphenation-remain-char-count="2" fo:hyphenation-push-char-count="2"/>
    </style:style>
    <style:style style:name="Название_20_доклада" style:display-name="Название доклада" style:family="paragraph" style:parent-style-name="Heading_20_1" style:default-outline-level="" style:list-style-name="">
      <style:paragraph-properties fo:margin-left="0in" fo:margin-right="0in" fo:margin-top="1in" fo:margin-bottom="0.0835in" loext:contextual-spacing="false" fo:text-indent="0in" style:auto-text-indent="false"/>
      <style:text-properties fo:font-size="15pt" style:font-size-asian="15pt"/>
    </style:style>
    <style:style style:name="Автор" style:family="paragraph">
      <style:paragraph-properties fo:margin-top="0.1665in" fo:margin-bottom="0.3335in" loext:contextual-spacing="false" fo:text-align="end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9pt" fo:language="ru" fo:country="RU" fo:font-style="italic" style:font-name-asian="Times New Roman" style:font-family-asian="'Times New Roman'" style:font-family-generic-asian="roman" style:font-pitch-asian="variable" style:font-size-asian="9pt" style:language-asian="zh" style:country-asian="CN" style:font-style-asian="italic" style:font-name-complex="Arial" style:font-family-complex="Arial" style:font-family-generic-complex="swiss" style:font-pitch-complex="variable" style:font-size-complex="10pt" style:language-complex="ar" style:country-complex="SA" style:font-style-complex="italic" fo:hyphenate="false" fo:hyphenation-remain-char-count="2" fo:hyphenation-push-char-count="2"/>
    </style:style>
    <style:style style:name="WW8Num3z0" style:family="text">
      <style:text-properties fo:font-size="9pt" style:font-size-asian="9pt"/>
    </style:style>
    <style:style style:name="WW8Num4z0" style:family="text">
      <style:text-properties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417in" fo:text-indent="-0.25in" fo:margin-left="0.2417in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0.4917in" fo:text-indent="-0.25in" fo:margin-left="0.4917in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0.9917in" fo:text-indent="-0.25in" fo:margin-left="0.9917in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7:32:14.557372333</meta:creation-date>
    <dc:date>2017-11-23T17:32:42.949820674</dc:date>
    <meta:editing-duration>PT28S</meta:editing-duration>
    <meta:editing-cycles>1</meta:editing-cycles>
    <meta:document-statistic meta:table-count="0" meta:image-count="0" meta:object-count="0" meta:page-count="2" meta:paragraph-count="12" meta:word-count="244" meta:character-count="2163" meta:non-whitespace-character-count="1930"/>
    <meta:generator>LibreOffice/5.1.6.2$Linux_X86_64 LibreOffice_project/10m0$Build-2</meta:generator>
  </office:meta>
</office:document-meta>
</file>